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5.373cm" style:rel-column-width="18529*"/>
    </style:style>
    <style:style style:name="Tableau1.B" style:family="table-column">
      <style:table-column-properties style:column-width="13.628cm" style:rel-column-width="47006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649cm" table:align="left" fo:background-color="transparent">
        <style:background-image/>
      </style:table-properties>
    </style:style>
    <style:style style:name="Tableau2.A" style:family="table-column">
      <style:table-column-properties style:column-width="3.258cm"/>
    </style:style>
    <style:style style:name="Tableau2.B" style:family="table-column">
      <style:table-column-properties style:column-width="1.7cm"/>
    </style:style>
    <style:style style:name="Tableau2.C" style:family="table-column">
      <style:table-column-properties style:column-width="3.605cm"/>
    </style:style>
    <style:style style:name="Tableau2.D" style:family="table-column">
      <style:table-column-properties style:column-width="3.572cm"/>
    </style:style>
    <style:style style:name="Tableau2.E" style:family="table-column">
      <style:table-column-properties style:column-width="4.514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9" style:family="table-row">
      <style:table-row-properties style:min-row-height="5.826cm"/>
    </style:style>
    <style:style style:name="Tableau2.10" style:family="table-row"/>
    <style:style style:name="Tableau4" style:family="table">
      <style:table-properties style:width="17.688cm" fo:margin-left="0.496cm" table:align="left"/>
    </style:style>
    <style:style style:name="Tableau4.A" style:family="table-column">
      <style:table-column-properties style:column-width="5.821cm"/>
    </style:style>
    <style:style style:name="Tableau4.B" style:family="table-column">
      <style:table-column-properties style:column-width="3.374cm"/>
    </style:style>
    <style:style style:name="Tableau4.C" style:family="table-column">
      <style:table-column-properties style:column-width="8.493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694cm" fo:margin-left="0.538cm" table:align="left"/>
    </style:style>
    <style:style style:name="Tableau5.A" style:family="table-column">
      <style:table-column-properties style:column-width="2.083cm"/>
    </style:style>
    <style:style style:name="Tableau5.B" style:family="table-column">
      <style:table-column-properties style:column-width="10.054cm"/>
    </style:style>
    <style:style style:name="Tableau5.C" style:family="table-column">
      <style:table-column-properties style:column-width="5.556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style:vertical-align="middle"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fo:break-before="page" table:align="margins"/>
    </style:style>
    <style:style style:name="Tableau3.A" style:family="table-column">
      <style:table-column-properties style:column-width="6.258cm" style:rel-column-width="21585*"/>
    </style:style>
    <style:style style:name="Tableau3.B" style:family="table-column">
      <style:table-column-properties style:column-width="1.021cm" style:rel-column-width="3522*"/>
    </style:style>
    <style:style style:name="Tableau3.C" style:family="table-column">
      <style:table-column-properties style:column-width="1.464cm" style:rel-column-width="5049*"/>
    </style:style>
    <style:style style:name="Tableau3.D" style:family="table-column">
      <style:table-column-properties style:column-width="1.466cm" style:rel-column-width="5055*"/>
    </style:style>
    <style:style style:name="Tableau3.J" style:family="table-column">
      <style:table-column-properties style:column-width="1.469cm" style:rel-column-width="50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zxx" fo:country="none" fo:font-weight="bold" officeooo:rsid="00279780" officeooo:paragraph-rsid="004f23ca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zxx" fo:country="none" fo:font-weight="bold" officeooo:rsid="003c3eae" officeooo:paragraph-rsid="004f44f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3c3eae" officeooo:paragraph-rsid="004f23ca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officeooo:paragraph-rsid="004f23ca"/>
    </style:style>
    <style:style style:name="P5" style:family="paragraph" style:parent-style-name="Standard">
      <style:paragraph-properties fo:text-align="center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fr" fo:country="FR" fo:font-weight="bold" officeooo:rsid="00161ff5" officeooo:paragraph-rsid="000e1a5f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fr" fo:country="FR" fo:font-weight="bold" officeooo:rsid="00161ff5" officeooo:paragraph-rsid="00161ff5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fr" fo:country="FR" fo:font-weight="normal" officeooo:rsid="00161ff5" officeooo:paragraph-rsid="00161ff5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fr" fo:country="FR" officeooo:paragraph-rsid="000e1a5f"/>
    </style:style>
    <style:style style:name="P13" style:family="paragraph" style:parent-style-name="Table_20_Contents">
      <style:paragraph-properties fo:text-align="center" style:justify-single-word="false"/>
      <style:text-properties fo:language="zxx" fo:country="none" officeooo:paragraph-rsid="004f23ca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fo:language="zxx" fo:country="none" fo:font-weight="normal" officeooo:rsid="002649a5" officeooo:paragraph-rsid="004f23ca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language="zxx" fo:country="none" fo:font-weight="normal" officeooo:rsid="0035a1f2" officeooo:paragraph-rsid="004f23ca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language="zxx" fo:country="none" fo:font-weight="normal" officeooo:rsid="003c3eae" officeooo:paragraph-rsid="004f23ca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language="zxx" fo:country="none" fo:font-weight="normal" officeooo:rsid="003caa69" officeooo:paragraph-rsid="004f23ca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language="zxx" fo:country="none" fo:font-weight="normal" officeooo:rsid="00711ab2" officeooo:paragraph-rsid="00711ab2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language="zxx" fo:country="none" fo:font-weight="normal" officeooo:rsid="007c10da" officeooo:paragraph-rsid="007c10da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2649a5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30a306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3caa69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3caa69" officeooo:paragraph-rsid="004f23ca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Consolas" fo:font-size="12pt" fo:language="zxx" fo:country="none" fo:font-style="italic" fo:font-weight="normal" officeooo:rsid="004a72b4" officeooo:paragraph-rsid="004f23c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Consolas" fo:font-size="12pt" fo:language="zxx" fo:country="none" fo:font-style="italic" fo:font-weight="normal" officeooo:rsid="004a72b4" officeooo:paragraph-rsid="00711ab2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12pt" fo:language="zxx" fo:country="none" fo:font-style="italic" fo:font-weight="normal" officeooo:rsid="002649a5" officeooo:paragraph-rsid="004f23c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12pt" fo:language="zxx" fo:country="none" fo:font-style="italic" fo:font-weight="normal" officeooo:rsid="007c10da" officeooo:paragraph-rsid="007c10d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1baa71" officeooo:paragraph-rsid="001baa7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2321d5" officeooo:paragraph-rsid="002321d5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1c9fc4" officeooo:paragraph-rsid="001c9fc4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style:font-name="Consolas" fo:font-size="12pt" fo:language="fr" fo:country="FR" officeooo:rsid="00364c98" officeooo:paragraph-rsid="0043c01f" style:font-size-asian="12pt" style:language-asian="zxx" style:country-asian="none" style:font-size-complex="12pt" style:language-complex="zxx" style:country-complex="none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12pt" fo:language="fr" fo:country="FR" officeooo:rsid="00745f29" officeooo:paragraph-rsid="00745f29" style:font-size-asian="12pt" style:language-asian="zxx" style:country-asian="none" style:font-size-complex="12pt" style:language-complex="zxx" style:country-complex="none"/>
    </style:style>
    <style:style style:name="P33" style:family="paragraph" style:parent-style-name="Table_20_Contents">
      <style:paragraph-properties fo:text-align="center" style:justify-single-word="false"/>
      <style:text-properties style:font-name="Consolas" fo:font-size="12pt" fo:language="fr" fo:country="FR" officeooo:rsid="00781d25" officeooo:paragraph-rsid="00781d25" style:font-size-asian="12pt" style:language-asian="zxx" style:country-asian="none" style:font-size-complex="12pt" style:language-complex="zxx" style:country-complex="none"/>
    </style:style>
    <style:style style:name="P34" style:family="paragraph" style:parent-style-name="Table_20_Contents">
      <style:paragraph-properties fo:text-align="center" style:justify-single-word="false"/>
      <style:text-properties style:font-name="Consolas" fo:font-size="12pt" fo:language="fr" fo:country="FR" officeooo:rsid="007a9200" officeooo:paragraph-rsid="007a9200" style:font-size-asian="12pt" style:language-asian="zxx" style:country-asian="none" style:font-size-complex="12pt" style:language-complex="zxx" style:country-complex="none"/>
    </style:style>
    <style:style style:name="P35" style:family="paragraph" style:parent-style-name="Table_20_Contents">
      <style:paragraph-properties fo:text-align="center" style:justify-single-word="false"/>
      <style:text-properties officeooo:paragraph-rsid="004f23ca"/>
    </style:style>
    <style:style style:name="P36" style:family="paragraph" style:parent-style-name="Table_20_Contents">
      <style:paragraph-properties fo:text-align="center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language="fr" fo:country="FR" fo:font-weight="bold" officeooo:rsid="0011170c" officeooo:paragraph-rsid="0011170c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 style:text-rotation-angle="90" style:text-rotation-scale="line-height"/>
    </style:style>
    <style:style style:name="P40" style:family="paragraph" style:parent-style-name="Table_20_Contents">
      <style:paragraph-properties fo:text-align="center" style:justify-single-word="false"/>
      <style:text-properties fo:language="fr" fo:country="FR" officeooo:rsid="001a75c7" officeooo:paragraph-rsid="001a75c7" style:language-asian="zxx" style:country-asian="none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1c9fc4" style:language-asian="zxx" style:country-asian="none" style:language-complex="zxx" style:country-complex="none"/>
    </style:style>
    <style:style style:name="P42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5b5586" style:language-asian="zxx" style:country-asian="none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21d2b1" style:language-asian="zxx" style:country-asian="none" style:language-complex="zxx" style:country-complex="none"/>
    </style:style>
    <style:style style:name="P44" style:family="paragraph" style:parent-style-name="Table_20_Contents">
      <style:paragraph-properties fo:text-align="center" style:justify-single-word="false"/>
      <style:text-properties fo:language="fr" fo:country="FR" officeooo:rsid="001d1ad1" officeooo:paragraph-rsid="001d1ad1" style:language-asian="zxx" style:country-asian="none" style:language-complex="zxx" style:country-complex="none"/>
    </style:style>
    <style:style style:name="P45" style:family="paragraph" style:parent-style-name="Table_20_Contents">
      <style:paragraph-properties fo:text-align="center" style:justify-single-word="false"/>
      <style:text-properties fo:language="fr" fo:country="FR" officeooo:rsid="001baa71" officeooo:paragraph-rsid="001baa71" style:language-asian="zxx" style:country-asian="none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fo:language="fr" fo:country="FR" style:language-asian="zxx" style:country-asian="none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fo:language="fr" fo:country="FR" officeooo:paragraph-rsid="0025e22e" style:language-asian="zxx" style:country-asian="none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fo:language="fr" fo:country="FR" officeooo:rsid="00247b54" officeooo:paragraph-rsid="00247b54" style:language-asian="zxx" style:country-asian="none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fo:language="fr" fo:country="FR" officeooo:rsid="002321d5" officeooo:paragraph-rsid="002321d5" style:language-asian="zxx" style:country-asian="none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fo:language="fr" fo:country="FR" officeooo:rsid="00364c98" officeooo:paragraph-rsid="00364c98" style:language-asian="zxx" style:country-asian="none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fo:language="fr" fo:country="FR" officeooo:rsid="00364c98" officeooo:paragraph-rsid="0043c01f" style:language-asian="zxx" style:country-asian="none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fo:language="fr" fo:country="FR" officeooo:rsid="0043c01f" officeooo:paragraph-rsid="0043c01f" style:language-asian="zxx" style:country-asian="none" style:language-complex="zxx" style:country-complex="none"/>
    </style:style>
    <style:style style:name="P53" style:family="paragraph" style:parent-style-name="Table_20_Contents">
      <style:paragraph-properties fo:text-align="justify" style:justify-single-word="false"/>
      <style:text-properties fo:language="fr" fo:country="FR" style:language-asian="zxx" style:country-asian="none" style:language-complex="zxx" style:country-complex="none"/>
    </style:style>
    <style:style style:name="P54" style:family="paragraph" style:parent-style-name="Table_20_Contents">
      <style:paragraph-properties fo:text-align="justify" style:justify-single-word="false"/>
      <style:text-properties fo:language="fr" fo:country="FR" officeooo:rsid="001417a7" officeooo:paragraph-rsid="001417a7" style:language-asian="zxx" style:country-asian="none" style:language-complex="zxx" style:country-complex="none"/>
    </style:style>
    <style:style style:name="P55" style:family="paragraph" style:parent-style-name="Table_20_Contents">
      <style:paragraph-properties fo:text-align="justify" style:justify-single-word="false"/>
      <style:text-properties fo:language="fr" fo:country="FR" officeooo:rsid="001417a7" style:language-asian="zxx" style:country-asian="none" style:language-complex="zxx" style:country-complex="none" style:text-rotation-angle="90" style:text-rotation-scale="line-height"/>
    </style:style>
    <style:style style:name="P56" style:family="paragraph" style:parent-style-name="Table_20_Contents">
      <style:paragraph-properties fo:text-align="justify" style:justify-single-word="false"/>
      <style:text-properties fo:language="fr" fo:country="FR" officeooo:rsid="001417a7" officeooo:paragraph-rsid="001417a7" style:language-asian="zxx" style:country-asian="none" style:language-complex="zxx" style:country-complex="none" style:text-rotation-angle="90" style:text-rotation-scale="line-height"/>
    </style:style>
    <style:style style:name="P57" style:family="paragraph" style:parent-style-name="Table_20_Contents">
      <style:paragraph-properties fo:text-align="center" style:justify-single-word="false"/>
      <style:text-properties fo:language="fr" fo:country="FR" officeooo:rsid="006c99da" officeooo:paragraph-rsid="006c99da" style:language-asian="zxx" style:country-asian="none" style:language-complex="zxx" style:country-complex="none"/>
    </style:style>
    <style:style style:name="P58" style:family="paragraph" style:parent-style-name="Table_20_Contents">
      <style:paragraph-properties fo:text-align="center" style:justify-single-word="false"/>
      <style:text-properties fo:language="fr" fo:country="FR" officeooo:rsid="00745f29" officeooo:paragraph-rsid="00745f29" style:language-asian="zxx" style:country-asian="none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fo:language="fr" fo:country="FR" officeooo:rsid="00781d25" officeooo:paragraph-rsid="00781d25" style:language-asian="zxx" style:country-asian="none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fo:language="fr" fo:country="FR" officeooo:rsid="007a9200" officeooo:paragraph-rsid="007a9200" style:language-asian="zxx" style:country-asian="none" style:language-complex="zxx" style:country-complex="none"/>
    </style:style>
    <style:style style:name="P61" style:family="paragraph" style:parent-style-name="Table_20_Contents">
      <style:paragraph-properties fo:text-align="center" style:justify-single-word="false"/>
      <style:text-properties fo:language="fr" fo:country="FR" officeooo:rsid="005b5586" officeooo:paragraph-rsid="005b5586" style:language-asian="zxx" style:country-asian="none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fo:language="fr" fo:country="FR" officeooo:rsid="007fbbde" officeooo:paragraph-rsid="007fbbde" style:language-asian="zxx" style:country-asian="none" style:language-complex="zxx" style:country-complex="none"/>
    </style:style>
    <style:style style:name="P63" style:family="paragraph" style:parent-style-name="Table_20_Contents">
      <style:paragraph-properties fo:text-align="center" style:justify-single-word="false"/>
      <style:text-properties fo:language="fr" fo:country="FR" officeooo:rsid="007fbbde" officeooo:paragraph-rsid="0082efd4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 style:text-rotation-angle="90" style:text-rotation-scale="line-height"/>
    </style:style>
    <style:style style:name="T2" style:family="text">
      <style:text-properties officeooo:rsid="0014963d"/>
    </style:style>
    <style:style style:name="T3" style:family="text">
      <style:text-properties officeooo:rsid="001a75c7"/>
    </style:style>
    <style:style style:name="T4" style:family="text">
      <style:text-properties officeooo:rsid="002321d5"/>
    </style:style>
    <style:style style:name="T5" style:family="text">
      <style:text-properties style:font-name="Consolas" fo:font-size="11pt" fo:font-style="italic" officeooo:rsid="0039875d" style:font-size-asian="11pt" style:font-style-asian="italic" style:font-size-complex="11pt" style:font-style-complex="italic"/>
    </style:style>
    <style:style style:name="T6" style:family="text">
      <style:text-properties style:font-name="Consolas" fo:font-size="12pt" fo:language="zxx" fo:country="none" fo:font-style="italic" fo:font-weight="normal" officeooo:rsid="003caa69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7" style:family="text">
      <style:text-properties officeooo:rsid="0032309f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fo:language="zxx" fo:country="none" officeooo:rsid="004aba43" style:language-asian="zxx" style:country-asian="none" style:language-complex="zxx" style:country-complex="none"/>
    </style:style>
    <style:style style:name="T10" style:family="text">
      <style:text-properties fo:language="zxx" fo:country="none" officeooo:rsid="00644ec4" style:language-asian="zxx" style:country-asian="none" style:language-complex="zxx" style:country-complex="none"/>
    </style:style>
    <style:style style:name="T11" style:family="text">
      <style:text-properties officeooo:rsid="0039875d"/>
    </style:style>
    <style:style style:name="T12" style:family="text">
      <style:text-properties officeooo:rsid="003a4c54"/>
    </style:style>
    <style:style style:name="T13" style:family="text">
      <style:text-properties officeooo:rsid="0058b4e1"/>
    </style:style>
    <style:style style:name="T14" style:family="text">
      <style:text-properties officeooo:rsid="0069ccf6"/>
    </style:style>
    <style:style style:name="T15" style:family="text">
      <style:text-properties officeooo:rsid="00711ab2"/>
    </style:style>
    <style:style style:name="T16" style:family="text">
      <style:text-properties officeooo:rsid="0072170b"/>
    </style:style>
    <style:style style:name="T17" style:family="text">
      <style:text-properties officeooo:rsid="00745f29"/>
    </style:style>
    <style:style style:name="T18" style:family="text">
      <style:text-properties officeooo:rsid="00750eac"/>
    </style:style>
    <style:style style:name="T19" style:family="text">
      <style:text-properties officeooo:rsid="00770a59"/>
    </style:style>
    <style:style style:name="T20" style:family="text">
      <style:text-properties officeooo:rsid="007a9200"/>
    </style:style>
    <style:style style:name="T21" style:family="text">
      <style:text-properties officeooo:rsid="007e6d7c"/>
    </style:style>
    <style:style style:name="T22" style:family="text">
      <style:text-properties officeooo:rsid="0081b0fd"/>
    </style:style>
    <style:style style:name="T23" style:family="text">
      <style:text-properties officeooo:rsid="0084bfb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draw:opacity="100%" fo:padding="0.15cm" fo:border="0.06pt solid #6666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6">D</text:span>ossier de validation projet NSI</text:p>
      <text:p text:style-name="P5"/>
      <text:p text:style-name="P5"/>
      <text:p text:style-name="P6">description du projet</text:p>
      <text:p text:style-name="P6"/>
      <table:table table:name="Tableau1" table:style-name="Tableau1">
        <table:table-column table:style-name="Tableau1.A"/>
        <table:table-column table:style-name="Tableau1.B"/>
        <table:table-row table:style-name="TableLine2094739111712">
          <table:table-cell table:style-name="Tableau1.A1" office:value-type="string">
            <text:p text:style-name="P36">Noms, Prénoms de l’équipe en charge du projet</text:p>
          </table:table-cell>
          <table:table-cell table:style-name="Tableau1.B1" office:value-type="string">
            <text:p text:style-name="P40">Moulherat Gauthier &amp; Bardini Raphaël</text:p>
          </table:table-cell>
        </table:table-row>
        <table:table-row table:style-name="TableLine2094739112800">
          <table:table-cell table:style-name="Tableau1.A2" office:value-type="string">
            <text:p text:style-name="P36">Intitulé du projet</text:p>
          </table:table-cell>
          <table:table-cell table:style-name="Tableau1.B2" office:value-type="string">
            <text:p text:style-name="P40">Puissance 4</text:p>
          </table:table-cell>
        </table:table-row>
        <table:table-row table:style-name="TableLine2094739106544">
          <table:table-cell table:style-name="Tableau1.A2" office:value-type="string">
            <text:p text:style-name="P36"><text:span text:style-name="T3">Énoncé</text:span> général du besoin</text:p>
          </table:table-cell>
          <table:table-cell table:style-name="Tableau1.B2" office:value-type="string">
            <text:p text:style-name="P41">Jeu de puissance 4 qui se joue a tour de rôle </text:p>
          </table:table-cell>
        </table:table-row>
      </table:table>
      <text:p text:style-name="P5"/>
      <text:p text:style-name="P8">Backlog complet du programme à développer (2 à 4 heures)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2094761682544">
          <table:table-cell table:style-name="Tableau2.A1" office:value-type="string">
            <text:p text:style-name="P36">Nom de la fonction</text:p>
          </table:table-cell>
          <table:table-cell table:style-name="Tableau2.A1" office:value-type="string">
            <text:p text:style-name="P37">Nom de l’élève prenant en charge la fonction</text:p>
          </table:table-cell>
          <table:table-cell table:style-name="Tableau2.A1" office:value-type="string">
            <text:p text:style-name="P36">Variables d’entrée</text:p>
          </table:table-cell>
          <table:table-cell table:style-name="Tableau2.A1" office:value-type="string">
            <text:p text:style-name="P36">Variables de sortie</text:p>
          </table:table-cell>
          <table:table-cell table:style-name="Tableau2.E1" office:value-type="string">
            <text:p text:style-name="P36">Rôle de la fonction</text:p>
          </table:table-cell>
        </table:table-row>
        <table:table-row table:style-name="TableLine2094761694784">
          <table:table-cell table:style-name="Tableau2.A2" office:value-type="string">
            <text:p text:style-name="P28">Chercher<text:span text:style-name="T13">Alignement</text:span></text:p>
          </table:table-cell>
          <table:table-cell table:style-name="Tableau2.A2" office:value-type="string">
            <text:p text:style-name="P44">Raphaël</text:p>
          </table:table-cell>
          <table:table-cell table:style-name="Tableau2.A2" office:value-type="string">
            <text:p text:style-name="P42">Entier : la colonne du dernier pion placé</text:p>
            <text:p text:style-name="P57">Entier : la ligne du dernier pion placé</text:p>
            <text:p text:style-name="P61"/>
          </table:table-cell>
          <table:table-cell table:style-name="Tableau2.A2" office:value-type="string">
            <text:p text:style-name="P46">Booléen vrai si un alignement a été trouvé.</text:p>
          </table:table-cell>
          <table:table-cell table:style-name="Tableau2.E2" office:value-type="string">
            <text:p text:style-name="P43">Vérifie si le pion à l’emplacement spécifié représente un coup gagnant.</text:p>
          </table:table-cell>
        </table:table-row>
        <table:table-row table:style-name="TableLine2094761688256">
          <table:table-cell table:style-name="Tableau2.A2" office:value-type="string">
            <text:p text:style-name="P28">AfficherGrille</text:p>
          </table:table-cell>
          <table:table-cell table:style-name="Tableau2.A2" office:value-type="string">
            <text:p text:style-name="P44">Raphaël</text:p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E2" office:value-type="string">
            <text:p text:style-name="P45">Affiche une représentation textuelle de la grille</text:p>
          </table:table-cell>
        </table:table-row>
        <table:table-row table:style-name="TableLine2094761700768">
          <table:table-cell table:style-name="Tableau2.A2" office:value-type="string">
            <text:p text:style-name="P29">AfficherMessage<text:span text:style-name="T23">MatchNul</text:span></text:p>
          </table:table-cell>
          <table:table-cell table:style-name="Tableau2.A2" office:value-type="string">
            <text:p text:style-name="P48">Gauthier</text:p>
          </table:table-cell>
          <table:table-cell table:style-name="Tableau2.A2" office:value-type="string">
            <text:p text:style-name="P47"/>
          </table:table-cell>
          <table:table-cell table:style-name="Tableau2.A2" office:value-type="string">
            <text:p text:style-name="P46"/>
          </table:table-cell>
          <table:table-cell table:style-name="Tableau2.E2" office:value-type="string">
            <text:p text:style-name="P49">Affiche un message de match nul</text:p>
          </table:table-cell>
        </table:table-row>
        <table:table-row table:style-name="TableLine2094761697504">
          <table:table-cell table:style-name="Tableau2.A2" office:value-type="string">
            <text:p text:style-name="P30">Afficher<text:span text:style-name="T4">Message</text:span>Gagnant</text:p>
          </table:table-cell>
          <table:table-cell table:style-name="Tableau2.A2" office:value-type="string">
            <text:p text:style-name="P44">Gauthier</text:p>
          </table:table-cell>
          <table:table-cell table:style-name="Tableau2.A2" office:value-type="string">
            <text:p text:style-name="P46">Chaîne : <text:span text:style-name="T18">nom du joueur gagant</text:span></text:p>
          </table:table-cell>
          <table:table-cell table:style-name="Tableau2.A2" office:value-type="string">
            <text:p text:style-name="P46"/>
          </table:table-cell>
          <table:table-cell table:style-name="Tableau2.E2" office:value-type="string">
            <text:p text:style-name="P41">Affiche un message avec le le nom du joueur <text:span text:style-name="T7">gagnant</text:span></text:p>
          </table:table-cell>
        </table:table-row>
        <table:table-row table:style-name="TableLine2094761689616">
          <table:table-cell table:style-name="Tableau2.A2" office:value-type="string">
            <text:p text:style-name="P32">DemanderNomJoueur 1 &amp; 2</text:p>
          </table:table-cell>
          <table:table-cell table:style-name="Tableau2.A2" office:value-type="string">
            <text:p text:style-name="P50">Raphaël</text:p>
          </table:table-cell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58">Chaîne : le nom entré par l’utilisateur</text:p>
          </table:table-cell>
          <table:table-cell table:style-name="Tableau2.E2" office:value-type="string">
            <text:p text:style-name="P50">Demande à l'utlisateur <text:s/><text:span text:style-name="T17">le nom du joueur correspondant</text:span></text:p>
          </table:table-cell>
        </table:table-row>
        <table:table-row table:style-name="TableLine2094761693968">
          <table:table-cell table:style-name="Tableau2.A2" office:value-type="string">
            <text:p text:style-name="P31">DemanderJouerAvec<text:span text:style-name="T19">PC</text:span></text:p>
          </table:table-cell>
          <table:table-cell table:style-name="Tableau2.A2" office:value-type="string">
            <text:p text:style-name="P51">Raphaël</text:p>
          </table:table-cell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58">Booléen vrai si l’utilisateur souhaite jouer contre l’ordinateur</text:p>
          </table:table-cell>
          <table:table-cell table:style-name="Tableau2.E2" office:value-type="string">
            <text:p text:style-name="P52">Demande à l'utilisateur s'il souhaite jouer contre l'ordinateur</text:p>
          </table:table-cell>
        </table:table-row>
        <table:table-row table:style-name="TableLine2094761689344">
          <table:table-cell table:style-name="Tableau2.A2" office:value-type="string">
            <text:p text:style-name="P33">Main</text:p>
          </table:table-cell>
          <table:table-cell table:style-name="Tableau2.A2" office:value-type="string">
            <text:p text:style-name="P59">Raphaël</text:p>
          </table:table-cell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58"/>
          </table:table-cell>
          <table:table-cell table:style-name="Tableau2.E2" office:value-type="string">
            <text:p text:style-name="P59">Boucle principale du programme</text:p>
          </table:table-cell>
        </table:table-row>
        <text:soft-page-break/>
        <table:table-row table:style-name="Tableau2.9">
          <table:table-cell table:style-name="Tableau2.A2" office:value-type="string">
            <text:p text:style-name="P33">JouerTour</text:p>
          </table:table-cell>
          <table:table-cell table:style-name="Tableau2.A2" office:value-type="string">
            <text:p text:style-name="P59">Raphaël</text:p>
          </table:table-cell>
          <table:table-cell table:style-name="Tableau2.A2" office:value-type="string">
            <text:p text:style-name="P59">Chaîne : nom du joueur qui doit jouer</text:p>
            <text:p text:style-name="P59">Case : valeur correspondante de l’énumération</text:p>
          </table:table-cell>
          <table:table-cell table:style-name="Tableau2.A2" office:value-type="string">
            <text:p text:style-name="P63">Tuple de deux entiers : la colonne et la ligne d<text:span text:style-name="T22">u</text:span> pio<text:span text:style-name="T22">n placé.</text:span></text:p>
          </table:table-cell>
          <table:table-cell table:style-name="Tableau2.E2" office:value-type="string">
            <text:p text:style-name="P59">Fait jouer l’utilisateur et ajoute un nouveau pion à la grille. </text:p>
          </table:table-cell>
        </table:table-row>
        <table:table-row table:style-name="Tableau2.10">
          <table:table-cell table:style-name="Tableau2.A2" office:value-type="string">
            <text:p text:style-name="P34">JouerTourAuto</text:p>
          </table:table-cell>
          <table:table-cell table:style-name="Tableau2.A2" office:value-type="string">
            <text:p text:style-name="P60">Raphaël</text:p>
          </table:table-cell>
          <table:table-cell table:style-name="Tableau2.A2" office:value-type="string">
            <text:p text:style-name="P60">Chaîne : nom du joueur représentant l’ordinateur</text:p>
            <text:p text:style-name="P60">Case : valeur correspondante de l’énumération.</text:p>
          </table:table-cell>
          <table:table-cell table:style-name="Tableau2.A2" office:value-type="string">
            <text:p text:style-name="P62">Tuple de deux entiers : la colonne et la ligne d<text:span text:style-name="T22">u</text:span> pio<text:span text:style-name="T22">n placé par l’ordinateur.</text:span></text:p>
          </table:table-cell>
          <table:table-cell table:style-name="Tableau2.E2" office:value-type="string">
            <text:p text:style-name="P60">Place un pion à un endroit aléatoire sur la grille pour faire « jouer » l’ordinateur.</text:p>
          </table:table-cell>
        </table:table-row>
      </table:table>
      <text:p text:style-name="P12"><draw:frame draw:style-name="fr1" draw:name="Cadre1" text:anchor-type="paragraph" svg:x="-0.101cm" svg:y="0.697cm" svg:width="18.819cm" draw:z-index="0"><draw:text-box fo:min-height="17.646cm"><text:p text:style-name="P1"><text:s/>Variables globales :</text:p><text:p text:style-name="P1"/><table:table table:name="Tableau4" table:style-name="Tableau4"><table:table-column table:style-name="Tableau4.A"/><table:table-column table:style-name="Tableau4.B"/><table:table-column table:style-name="Tableau4.C"/><table:table-row table:style-name="TableLine2094739117152"><table:table-cell table:style-name="Tableau4.A1" office:value-type="string"><text:p text:style-name="P14">Type</text:p></table:table-cell><table:table-cell table:style-name="Tableau4.A1" office:value-type="string"><text:p text:style-name="P20">Nom</text:p></table:table-cell><table:table-cell table:style-name="Tableau4.C1" office:value-type="string"><text:p text:style-name="P14">Commentaires</text:p></table:table-cell></table:table-row><table:table-row table:style-name="TableLine2094739121504"><table:table-cell table:style-name="Tableau4.A2" office:value-type="string"><text:p text:style-name="P14">Tableau <text:span text:style-name="T11">de valeurs de </text:span><text:span text:style-name="T5">Case</text:span><text:span text:style-name="T11"> </text:span>à deux dimensions</text:p><text:p text:style-name="P21">7 colonnes</text:p><text:p text:style-name="P21">6 lignes</text:p></table:table-cell><table:table-cell table:style-name="Tableau4.A2" office:value-type="string"><text:p text:style-name="P26">grille</text:p></table:table-cell><table:table-cell table:style-name="Tableau4.C2" office:value-type="string"><text:p text:style-name="P14">Grille du jeu où sont placés les pions. Un pion est représenté par <text:span text:style-name="T12">le caractère correspondant à la vale</text:span><text:span text:style-name="T14">u</text:span><text:span text:style-name="T12">r de l'énumération.</text:span></text:p></table:table-cell></table:table-row><table:table-row table:style-name="TableLine2094739124496"><table:table-cell table:style-name="Tableau4.A2" office:value-type="string"><text:p text:style-name="P15">Entier </text:p></table:table-cell><table:table-cell table:style-name="Tableau4.A2" office:value-type="string"><text:p text:style-name="P24">HAUTEUR</text:p></table:table-cell><table:table-cell table:style-name="Tableau4.C2" office:value-type="string"><text:p text:style-name="P15">La hauteur de la grille du jeu, cad le nombre de lignes</text:p></table:table-cell></table:table-row><table:table-row table:style-name="TableLine2094739122592"><table:table-cell table:style-name="Tableau4.A2" office:value-type="string"><text:p text:style-name="P15">Entier</text:p></table:table-cell><table:table-cell table:style-name="Tableau4.A2" office:value-type="string"><text:p text:style-name="P24">LARGEUR</text:p></table:table-cell><table:table-cell table:style-name="Tableau4.C2" office:value-type="string"><text:p text:style-name="P15">La largeur de la grille du jeu, cad le nombre de colonnes</text:p></table:table-cell></table:table-row><table:table-row table:style-name="TableLine2094739125584"><table:table-cell table:style-name="Tableau4.A2" office:value-type="string"><text:p text:style-name="P18">Entier</text:p></table:table-cell><table:table-cell table:style-name="Tableau4.A2" office:value-type="string"><text:p text:style-name="P25">L<text:span text:style-name="T15">ONGUEUR_ALIGNEMENT</text:span></text:p></table:table-cell><table:table-cell table:style-name="Tableau4.C2" office:value-type="string"><text:p text:style-name="P18">La longeur d'un alignement de pions nécessaires pour gagner.</text:p></table:table-cell></table:table-row><table:table-row table:style-name="TableLine2094739122864"><table:table-cell table:style-name="Tableau4.A2" office:value-type="string"><text:p text:style-name="P19">Entier</text:p></table:table-cell><table:table-cell table:style-name="Tableau4.A2" office:value-type="string"><text:p text:style-name="P27">ERREUR_COLONNE_PLEINE</text:p></table:table-cell><table:table-cell table:style-name="Tableau4.C2" office:value-type="string"><text:p text:style-name="P19">Code d'erreur <text:span text:style-name="T21">retourné</text:span> quand une colonne est pleine de pions.</text:p></table:table-cell></table:table-row></table:table><text:p text:style-name="P4"/><text:p text:style-name="P2"><text:s/>Énumération :</text:p><text:p text:style-name="P2"/><table:table table:name="Tableau5" table:style-name="Tableau5"><table:table-column table:style-name="Tableau5.A"/><table:table-column table:style-name="Tableau5.B"/><table:table-column table:style-name="Tableau5.C"/><table:table-row table:style-name="TableLine2094739120144"><table:table-cell table:style-name="Tableau5.A1" office:value-type="string"><text:p text:style-name="P17">Nom</text:p></table:table-cell><table:table-cell table:style-name="Tableau5.A1" office:value-type="string"><text:p text:style-name="P22">Valeurs</text:p></table:table-cell><table:table-cell table:style-name="Tableau5.C1" office:value-type="string"><text:p text:style-name="P16">Commentaires</text:p></table:table-cell></table:table-row><table:table-row table:style-name="TableLine2094739118512"><table:table-cell table:style-name="Tableau5.A2" office:value-type="string"><text:p text:style-name="P23">Case</text:p></table:table-cell><table:table-cell table:style-name="Tableau5.A2" office:value-type="string"><text:p text:style-name="P35"><text:span text:style-name="T6">VIDE</text:span><text:span text:style-name="T8"> - </text:span><text:span text:style-name="T10">Pas de pion</text:span></text:p><text:p text:style-name="P35"><text:span text:style-name="T6">JOUEUR_1</text:span><text:span text:style-name="T8"> - </text:span><text:span text:style-name="T9">P</text:span><text:span text:style-name="T8">ion placé par le joueur 1</text:span></text:p><text:p text:style-name="P35"><text:span text:style-name="T6">JOUEUR_2</text:span><text:span text:style-name="T8"> - </text:span><text:span text:style-name="T9">P</text:span><text:span text:style-name="T8">ion placé par le joueur 2</text:span></text:p></table:table-cell><table:table-cell table:style-name="Tableau5.C2" office:value-type="string"><text:p text:style-name="P13">Représente l'état d'une case sur la grille du jeu</text:p></table:table-cell></table:table-row></table:table><text:p text:style-name="P3"/></draw:text-box></draw:frame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 table:number-columns-repeated="2"/>
        <table:table-column table:style-name="Tableau3.D"/>
        <table:table-column table:style-name="Tableau3.C"/>
        <table:table-column table:style-name="Tableau3.D"/>
        <table:table-column table:style-name="Tableau3.J"/>
        <table:table-row table:style-name="TableLine2094739115248">
          <table:table-cell table:style-name="Tableau3.A1" office:value-type="string">
            <text:p text:style-name="P38">Fiche péda<text:span text:style-name="T2">g</text:span>ogique du projet</text:p>
          </table:table-cell>
          <table:table-cell table:style-name="Tableau3.B1" table:number-columns-spanned="9" office:value-type="string">
            <text:p text:style-name="P53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94739128576"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4"><text:span text:style-name="T1">Eleve 1</text:span> </text:p>
          </table:table-cell>
          <table:table-cell table:style-name="Tableau3.A2" office:value-type="string">
            <text:p text:style-name="P39">Eleve 2</text:p>
          </table:table-cell>
          <table:table-cell table:style-name="Tableau3.A2" office:value-type="string">
            <text:p text:style-name="P39">Eleve 3</text:p>
          </table:table-cell>
          <table:table-cell table:style-name="Tableau3.A2" office:value-type="string">
            <text:p text:style-name="P55">for ou while</text:p>
          </table:table-cell>
          <table:table-cell table:style-name="Tableau3.A2" office:value-type="string">
            <text:p text:style-name="P56">if</text:p>
          </table:table-cell>
          <table:table-cell table:style-name="Tableau3.A2" office:value-type="string">
            <text:p text:style-name="P56">Variables globales et locales</text:p>
          </table:table-cell>
          <table:table-cell table:style-name="Tableau3.A2" office:value-type="string">
            <text:p text:style-name="P56">Commentaires et docsting</text:p>
          </table:table-cell>
          <table:table-cell table:style-name="Tableau3.A2" office:value-type="string">
            <text:p text:style-name="P56">assertions</text:p>
          </table:table-cell>
          <table:table-cell table:style-name="Tableau3.J2" office:value-type="string">
            <text:p text:style-name="P56">Diaporama</text:p>
          </table:table-cell>
        </table:table-row>
        <table:table-row table:style-name="TableLine2094739126944">
          <table:table-cell table:style-name="Tableau3.A2" office:value-type="string">
            <text:p text:style-name="P38">Fonction 1 :</text:p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J2" office:value-type="string">
            <text:p text:style-name="P53"/>
          </table:table-cell>
        </table:table-row>
        <table:table-row table:style-name="TableLine2094739129664">
          <table:table-cell table:style-name="Tableau3.A2" office:value-type="string">
            <text:p text:style-name="P38">Fonction 2 :</text:p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J2" office:value-type="string">
            <text:p text:style-name="P53"/>
          </table:table-cell>
        </table:table-row>
        <table:table-row table:style-name="TableLine2094739115520"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J2" office:value-type="string">
            <text:p text:style-name="P53"/>
          </table:table-cell>
        </table:table-row>
        <table:table-row table:style-name="TableLine2094739125312"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J2" office:value-type="string">
            <text:p text:style-name="P53"/>
          </table:table-cell>
        </table:table-row>
        <table:table-row table:style-name="TableLine2094739125856"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J2" office:value-type="string">
            <text:p text:style-name="P53"/>
          </table:table-cell>
        </table:table-row>
        <table:table-row table:style-name="TableLine2094739126672"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J2" office:value-type="string">
            <text:p text:style-name="P53"/>
          </table:table-cell>
        </table:table-row>
        <table:table-row table:style-name="TableLine2094739113888"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J2" office:value-type="string">
            <text:p text:style-name="P53"/>
          </table:table-cell>
        </table:table-row>
      </table:table>
      <text:p text:style-name="P10">Note : un projet est validable si chaque élève a une croix en face de chaque compétence.</text:p>
      <text:p text:style-name="P7"/>
      <text:p text:style-name="P7"/>
      <text:p text:style-name="P9">SPRINT N°1</text:p>
      <text:p text:style-name="P9">Backlog du sprint (listes des tâches choisies en fonction de la priorité du besoin – au moins une fonction par élève) :</text:p>
      <text:p text:style-name="P11">par exemple : fonction 1, fonction 2</text:p>
      <text:p text:style-name="P11"/>
      <text:p text:style-name="P9">SPRINT N°2</text:p>
      <text:p text:style-name="P9">Backlog du sprint (listes des tâches choisies en fonction de la priorité du besoin – au moins une fonction par élève) :</text:p>
      <text:p text:style-name="P11">par exemple : fonction 3, fonction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0:44:08.253000000</meta:creation-date>
    <meta:generator>LibreOffice/7.1.4.2$Windows_X86_64 LibreOffice_project/a529a4fab45b75fefc5b6226684193eb000654f6</meta:generator>
    <meta:editing-duration>PT6H48M27S</meta:editing-duration>
    <meta:editing-cycles>98</meta:editing-cycles>
    <dc:date>2021-11-28T19:47:48.335000000</dc:date>
    <meta:document-statistic meta:table-count="5" meta:image-count="0" meta:object-count="0" meta:page-count="3" meta:paragraph-count="103" meta:word-count="508" meta:character-count="2989" meta:non-whitespace-character-count="2573"/>
  </office:meta>
</office:document-meta>
</file>